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6.825in" fo:margin-left="-0.075in" style:page-number="auto" table:align="left" style:writing-mode="lr-tb"/>
    </style:style>
    <style:style style:name="Table1.A" style:family="table-column">
      <style:table-column-properties style:column-width="2.95in"/>
    </style:style>
    <style:style style:name="Table1.B" style:family="table-column">
      <style:table-column-properties style:column-width="0.6875in"/>
    </style:style>
    <style:style style:name="Table1.C" style:family="table-column">
      <style:table-column-properties style:column-width="3.1875in"/>
    </style:style>
    <style:style style:name="Table1.1" style:family="table-row">
      <style:table-row-properties style:min-row-height="0.25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2" style:family="table">
      <style:table-properties style:width="6.8875in" fo:margin-left="-0.075in" table:align="left" style:writing-mode="lr-tb"/>
    </style:style>
    <style:style style:name="Table2.A" style:family="table-column">
      <style:table-column-properties style:column-width="4.325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1.31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" style:family="table">
      <style:table-properties style:width="6.9069in" fo:margin-left="-0.0785in" table:align="left" style:writing-mode="lr-tb"/>
    </style:style>
    <style:style style:name="Table3.A" style:family="table-column">
      <style:table-column-properties style:column-width="3.45in"/>
    </style:style>
    <style:style style:name="Table3.B" style:family="table-column">
      <style:table-column-properties style:column-width="3.456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style:font-name="Courier New" fo:font-size="10pt" style:font-size-asian="10pt" style:font-name-complex="Courier New" style:font-size-complex="10pt"/>
    </style:style>
    <style:style style:name="P3" style:family="paragraph" style:parent-style-name="Standard">
      <style:paragraph-properties fo:line-height="100%"/>
      <style:text-properties fo:font-style="italic" fo:font-weight="bold" style:font-style-asian="italic" style:font-weight-asian="bold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fo:margin-top="0in" fo:margin-bottom="0in" loext:contextual-spacing="false"/>
    </style:style>
    <style:style style:name="P6" style:family="paragraph" style:parent-style-name="Standard">
      <style:paragraph-properties fo:margin-top="0in" fo:margin-bottom="0in" loext:contextual-spacing="false" fo:line-height="100%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fo:font-size="12pt" style:font-size-asian="12pt" style:font-size-complex="12pt"/>
    </style:style>
    <style:style style:name="P8" style:family="paragraph" style:parent-style-name="Standard">
      <style:paragraph-properties fo:margin-top="0in" fo:margin-bottom="0in" loext:contextual-spacing="false" fo:line-height="100%" style:snap-to-layout-grid="false"/>
      <style:text-properties fo:font-size="12pt" style:font-size-asian="12pt" style:font-size-complex="12pt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style:font-size-asian="12pt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/>
      <style:text-properties fo:font-size="12pt" style:font-size-asian="12pt" style:font-size-complex="12pt"/>
    </style:style>
    <style:style style:name="P11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4pt" style:font-size-asian="14pt" style:font-size-complex="14pt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top="0in" fo:margin-bottom="0in" loext:contextual-spacing="false" fo:line-height="150%"/>
    </style:style>
    <style:style style:name="P15" style:family="paragraph" style:parent-style-name="Standard">
      <style:paragraph-properties fo:margin-top="0in" fo:margin-bottom="0in" loext:contextual-spacing="false" fo:line-height="150%"/>
      <style:text-properties style:font-name="Courier New" fo:font-size="10pt" style:font-size-asian="10pt" style:font-name-complex="Courier New" style:font-size-complex="10pt"/>
    </style:style>
    <style:style style:name="P1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Courier New" fo:font-size="10pt" style:font-size-asian="10pt" style:font-name-complex="Courier New" style:font-size-complex="10pt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Courier New" fo:font-size="10pt" style:font-size-asian="10pt" style:font-name-complex="Courier New" style:font-size-complex="10pt"/>
    </style:style>
    <style:style style:name="P18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Courier New" fo:font-size="10pt" officeooo:rsid="001e7aed" style:font-size-asian="10pt" style:font-name-complex="Courier New" style:font-size-complex="10pt"/>
    </style:style>
    <style:style style:name="P19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Courier New" fo:font-size="10pt" officeooo:rsid="001e7aed" officeooo:paragraph-rsid="001e7aed" style:font-size-asian="10pt" style:font-name-complex="Courier New" style:font-size-complex="10pt"/>
    </style:style>
    <style:style style:name="P2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Courier New" fo:font-size="10pt" officeooo:rsid="001fbbd0" officeooo:paragraph-rsid="001fbbd0" style:font-size-asian="10pt" style:font-name-complex="Courier New" style:font-size-complex="10pt"/>
    </style:style>
    <style:style style:name="P21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Courier New" fo:font-size="10pt" style:text-underline-style="solid" style:text-underline-width="auto" style:text-underline-color="font-color" style:font-size-asian="10pt" style:font-name-complex="Courier New" style:font-size-complex="10pt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style:font-name="Courier New" fo:font-size="10pt" fo:font-weight="bold" style:font-size-asian="10pt" style:font-weight-asian="bold" style:font-name-complex="Courier New" style:font-size-complex="10pt"/>
    </style:style>
    <style:style style:name="P2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text-underline-style="solid" style:text-underline-width="auto" style:text-underline-color="font-color"/>
    </style:style>
    <style:style style:name="P24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25" style:family="paragraph" style:parent-style-name="Standard">
      <style:paragraph-properties fo:margin-top="0in" fo:margin-bottom="0in" loext:contextual-spacing="false" fo:break-before="page"/>
      <style:text-properties fo:font-weight="bold" style:font-weight-asian="bold"/>
    </style:style>
    <style:style style:name="P26" style:family="paragraph" style:parent-style-name="Standard">
      <style:paragraph-properties fo:margin-top="0in" fo:margin-bottom="0.111in" loext:contextual-spacing="false" fo:line-height="100%" fo:text-align="center" style:justify-single-word="false" style:snap-to-layout-grid="false"/>
      <style:text-properties fo:font-size="14pt" style:font-size-asian="14pt" style:font-size-complex="14pt"/>
    </style:style>
    <style:style style:name="P27" style:family="paragraph" style:parent-style-name="Standard">
      <style:paragraph-properties fo:margin-top="0.139in" fo:margin-bottom="0.139in" loext:contextual-spacing="false" fo:line-height="100%"/>
    </style:style>
    <style:style style:name="P28" style:family="paragraph" style:parent-style-name="Standard">
      <style:paragraph-properties fo:margin-top="0.139in" fo:margin-bottom="0.139in" loext:contextual-spacing="false" fo:line-height="100%"/>
      <style:text-properties fo:font-weight="bold" style:font-weight-asian="bold"/>
    </style:style>
    <style:style style:name="P29" style:family="paragraph" style:parent-style-name="Standard">
      <style:paragraph-properties fo:margin-left="0.5201in" fo:margin-right="0in" fo:margin-top="0in" fo:margin-bottom="0.0555in" loext:contextual-spacing="false" fo:line-height="100%" fo:text-indent="0in" style:auto-text-indent="false"/>
    </style:style>
    <style:style style:name="P30" style:family="paragraph" style:parent-style-name="Standard">
      <style:paragraph-properties fo:margin-top="0.139in" fo:margin-bottom="0in" loext:contextual-spacing="false" fo:line-height="100%"/>
    </style:style>
    <style:style style:name="P31" style:family="paragraph" style:parent-style-name="Standard">
      <style:paragraph-properties fo:margin-top="0.2083in" fo:margin-bottom="0.139in" loext:contextual-spacing="false" fo:line-height="100%"/>
    </style:style>
    <style:style style:name="P32" style:family="paragraph" style:parent-style-name="Standard">
      <style:paragraph-properties fo:margin-top="0.0835in" fo:margin-bottom="0in" loext:contextual-spacing="false" fo:line-height="100%"/>
    </style:style>
    <style:style style:name="P33" style:family="paragraph" style:parent-style-name="Standard">
      <style:paragraph-properties fo:margin-top="0.0835in" fo:margin-bottom="0in" loext:contextual-spacing="false" fo:line-height="100%"/>
      <style:text-properties fo:font-style="italic" fo:font-weight="bold" style:font-style-asian="italic" style:font-weight-asian="bold"/>
    </style:style>
    <style:style style:name="P34" style:family="paragraph" style:parent-style-name="Standard">
      <style:paragraph-properties fo:margin-top="0.2083in" fo:margin-bottom="0.0693in" loext:contextual-spacing="false" fo:line-height="100%"/>
    </style:style>
    <style:style style:name="P35" style:family="paragraph" style:parent-style-name="Standard">
      <style:paragraph-properties fo:margin-top="0.139in" fo:margin-bottom="0.0693in" loext:contextual-spacing="false" fo:line-height="100%"/>
    </style:style>
    <style:style style:name="P36" style:family="paragraph" style:parent-style-name="Standard">
      <style:paragraph-properties fo:margin-top="0in" fo:margin-bottom="0.0693in" loext:contextual-spacing="false" fo:line-height="100%"/>
      <style:text-properties style:font-name="Courier New" fo:font-size="10pt" style:font-size-asian="10pt" style:font-name-complex="Courier New" style:font-size-complex="10pt"/>
    </style:style>
    <style:style style:name="P37" style:family="paragraph" style:parent-style-name="Standard">
      <style:paragraph-properties fo:margin-top="0.0693in" fo:margin-bottom="0in" loext:contextual-spacing="false" fo:line-height="100%"/>
    </style:style>
    <style:style style:name="P38" style:family="paragraph" style:parent-style-name="Standard">
      <style:paragraph-properties fo:break-before="page"/>
      <style:text-properties fo:font-weight="bold" style:font-weight-asian="bold"/>
    </style:style>
    <style:style style:name="P39" style:family="paragraph" style:parent-style-name="Standard" style:list-style-name="WW8Num1">
      <style:paragraph-properties fo:margin-left="0.5201in" fo:margin-right="0in" fo:margin-top="0in" fo:margin-bottom="0.0555in" loext:contextual-spacing="false" fo:line-height="100%" fo:text-indent="-0.25in" style:auto-text-indent="false"/>
    </style:style>
    <style:style style:name="P40" style:family="paragraph" style:parent-style-name="Standard" style:list-style-name="WW8Num3">
      <style:paragraph-properties fo:margin-top="0in" fo:margin-bottom="0.028in" loext:contextual-spacing="false" fo:line-height="100%"/>
    </style:style>
    <style:style style:name="P41" style:family="paragraph" style:parent-style-name="Standard" style:list-style-name="WW8Num3">
      <style:paragraph-properties fo:margin-top="0in" fo:margin-bottom="0in" loext:contextual-spacing="false" fo:line-height="100%"/>
    </style:style>
    <style:style style:name="P42" style:family="paragraph" style:parent-style-name="Standard" style:list-style-name="WW8Num2">
      <style:paragraph-properties fo:margin-top="0in" fo:margin-bottom="0in" loext:contextual-spacing="false" fo:line-height="100%"/>
    </style:style>
    <style:style style:name="P43" style:family="paragraph" style:parent-style-name="Standard" style:list-style-name="WW8Num2">
      <style:paragraph-properties fo:margin-top="0.0417in" fo:margin-bottom="0in" loext:contextual-spacing="false" fo:line-height="100%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Courier New" style:font-name-complex="Courier New"/>
    </style:style>
    <style:style style:name="T3" style:family="text">
      <style:text-properties style:font-name="Courier New" fo:font-size="10pt" style:font-size-asian="10pt" style:font-name-complex="Courier New" style:font-size-complex="10pt"/>
    </style:style>
    <style:style style:name="T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" style:family="text">
      <style:text-properties style:font-name="Courier New" fo:font-size="10pt" fo:font-weight="bold" style:font-size-asian="10pt" style:font-weight-asian="bold" style:font-name-complex="Courier New" style:font-size-complex="10pt"/>
    </style:style>
    <style:style style:name="T6" style:family="text">
      <style:text-properties style:font-name="Courier New" style:font-name-asian="Courier New" style:font-name-complex="Courier New"/>
    </style:style>
    <style:style style:name="T7" style:family="text">
      <style:text-properties fo:font-style="italic" style:font-style-asian="italic"/>
    </style:style>
    <style:style style:name="T8" style:family="text">
      <style:text-properties style:font-name-asian="Courier New"/>
    </style:style>
    <style:style style:name="T9" style:family="text">
      <style:text-properties fo:color="#0000ff" style:font-name="Courier New" fo:font-size="12pt" style:font-size-asian="12pt" style:font-name-complex="Courier New" style:font-size-complex="12pt"/>
    </style:style>
    <style:style style:name="T10" style:family="text">
      <style:text-properties fo:color="#0000ff" style:font-name="Courier New" fo:font-size="10pt" style:font-size-asian="10pt" style:font-name-complex="Courier New" style:font-size-complex="10pt"/>
    </style:style>
    <style:style style:name="T11" style:family="text">
      <style:text-properties style:font-name-complex="Calibri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officeooo:rsid="001e7ae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Starting Out With C++</text:p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11">Early Objects 9th ed.</text:p>
          </table:table-cell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2">Lab 3</text:p>
          </table:table-cell>
          <table:table-cell table:style-name="Table1.A1" office:value-type="string">
            <text:p text:style-name="P8"/>
          </table:table-cell>
        </table:table-row>
        <table:table-row table:style-name="Table1.3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3"/>
            <text:p text:style-name="P12"/>
          </table:table-cell>
          <table:table-cell table:style-name="Table1.A1" office:value-type="string">
            <text:p text:style-name="P10"/>
            <text:p text:style-name="P9">Name ______<text:span text:style-name="T13">Benjamin Jenney</text:span>_______________________</text:p>
          </table:table-cell>
        </table:table-row>
      </table:table>
      <text:p text:style-name="P28">To begin </text:p>
      <text:list xml:id="list3813910798" text:style-name="WW8Num1">
        <text:list-item>
          <text:p text:style-name="P39">Log on to your system and create a folder named <text:span text:style-name="T2">Lab3</text:span> in your work space. </text:p>
        </text:list-item>
        <text:list-item>
          <text:p text:style-name="P39">Copy all the files in the <text:span text:style-name="T2">Chapter03</text:span> lab folder to your<text:span text:style-name="T7"> </text:span><text:span text:style-name="T2">Lab3</text:span> folder. <text:s/></text:p>
        </text:list-item>
        <text:list-item>
          <text:p text:style-name="P39">Start the C++ IDE running and create a project named <text:span text:style-name="T2">Lab3</text:span>.</text:p>
        </text:list-item>
      </text:list>
      <text:p text:style-name="P29"/>
      <text:p text:style-name="P4">LAB 3.1 - TRY IT: Evaluating Arithmetic Expressions</text:p>
      <text:p text:style-name="P1"><text:span text:style-name="T1">Step 1:</text:span> <text:s/>Add the <text:span text:style-name="T2">tryIt3A.cpp</text:span> program in your <text:span text:style-name="T2">Lab3</text:span> folder to the project. <text:s/>Here is a copy of the source code for <text:span text:style-name="T3">int main()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5"><text:span text:style-name="T8"><text:s/></text:span>1 // Lab 3 tryIt3A </text:p>
            <text:p text:style-name="P15"/>
            <text:p text:style-name="P14"><text:span text:style-name="T4"><text:s/></text:span><text:span text:style-name="T3">9 int main()<text:line-break/>10 { <text:s/>int someInt,<text:line-break/>11 <text:s text:c="7"/>w = 5, x = 9, y = 2, z = 7;<text:line-break/>13 <text:s text:c="3"/>char someChar = 'A';<text:line-break/>15 <text:s text:c="3"/>cout &lt;&lt; "tryIt3A output \n";<text:line-break/>17 <text:s text:c="3"/>z += 3;<text:line-break/>18 <text:s text:c="3"/>cout &lt;&lt; z &lt;&lt; " <text:s/>" &lt;&lt; z % w &lt;&lt; endl;<text:line-break/>20 <text:s text:c="3"/>z *= w + y;<text:line-break/>21 <text:s text:c="3"/>cout &lt;&lt; z &lt;&lt; endl;<text:line-break/>23 <text:s text:c="3"/>z -= 60.1;<text:line-break/>24 <text:s text:c="3"/>cout &lt;&lt; z &lt;&lt; endl;<text:line-break/>26 <text:s text:c="3"/>cout &lt;&lt; (x-1) / (x-w) * y &lt;&lt; endl;<text:line-break/>28 <text:s text:c="3"/>cout &lt;&lt; (x-1) / ((x-w) * y) &lt;&lt; endl;<text:line-break/>30 <text:s text:c="3"/>cout &lt;&lt; static_cast&lt;double&gt;(x) / y &lt;&lt; endl;<text:line-break/>32 <text:s text:c="3"/>cout &lt;&lt; x / y &lt;&lt; endl;<text:line-break/>34 <text:s text:c="3"/>cout &lt;&lt; (w + x % 7 / y) &lt;&lt; endl;<text:line-break/>36 <text:s text:c="3"/>cout &lt;&lt; (abs(y - w) + sqrt(x)) &lt;&lt; endl;<text:line-break/>38 <text:s text:c="3"/>someInt = someChar;<text:line-break/>39 <text:s text:c="3"/>cout &lt;&lt; someChar &lt;&lt; " <text:s/>"<text:line-break/>40 <text:s text:c="8"/>&lt;&lt; someInt &lt;&lt; endl;<text:line-break/>41 <text:s text:c="3"/></text:span></text:p>
            <text:p text:style-name="P15">42 <text:s text:c="3"/>return 0;</text:p>
            <text:p text:style-name="P15">43 }</text:p>
          </table:table-cell>
          <table:table-cell table:style-name="Table2.A1" office:value-type="string">
            <text:p text:style-name="P23">Expected Output</text:p>
            <text:p text:style-name="P16"/>
            <text:p text:style-name="P16"/>
            <text:p text:style-name="P16"/>
            <text:p text:style-name="P16"/>
            <text:p text:style-name="P16"/>
            <text:p text:style-name="P19">tryIt3A output</text:p>
            <text:p text:style-name="P16"/>
            <text:p text:style-name="P19">10 0</text:p>
            <text:p text:style-name="P16"/>
            <text:p text:style-name="P19">70</text:p>
            <text:p text:style-name="P18">.9</text:p>
            <text:p text:style-name="P20">4</text:p>
            <text:p text:style-name="P20">1</text:p>
            <text:p text:style-name="P20">4.5</text:p>
            <text:p text:style-name="P20">4</text:p>
            <text:p text:style-name="P20">6</text:p>
            <text:p text:style-name="P20">6</text:p>
            <text:p text:style-name="P16"/>
            <text:p text:style-name="P16"/>
            <text:p text:style-name="P20">A 65</text:p>
          </table:table-cell>
          <table:table-cell table:style-name="Table2.A1" office:value-type="string">
            <text:p text:style-name="P23">Observed Output</text:p>
            <text:p text:style-name="P21"/>
            <text:p text:style-name="P16"/>
            <text:p text:style-name="P16"/>
            <text:p text:style-name="P16"/>
            <text:p text:style-name="P16"/>
            <text:p text:style-name="P20">Tryit3A</text:p>
            <text:p text:style-name="P16"/>
            <text:p text:style-name="P20">10 0</text:p>
            <text:p text:style-name="P16"/>
            <text:p text:style-name="P20">70</text:p>
            <text:p text:style-name="P16"/>
            <text:p text:style-name="P20">9</text:p>
            <text:p text:style-name="P20">4</text:p>
            <text:p text:style-name="P20">1</text:p>
            <text:p text:style-name="P20">4</text:p>
            <text:p text:style-name="P20">4</text:p>
            <text:p text:style-name="P20">6</text:p>
            <text:p text:style-name="P20">6</text:p>
            <text:p text:style-name="P16"/>
            <text:p text:style-name="P16"/>
            <text:p text:style-name="P20">A 65</text:p>
            <text:p text:style-name="P16"/>
          </table:table-cell>
        </table:table-row>
      </table:table>
      <text:p text:style-name="P1"/>
      <text:p text:style-name="P30"><text:soft-page-break/><text:span text:style-name="T1">Step 2:</text:span> <text:s/>Read the source code, paying special attention to the order of operations when each arithmetic expression is evaluated. <text:s/>Then complete the “Expected Output” column above, writing down what output you think each <text:span text:style-name="T2">cout</text:span> statement will produce. <text:s/></text:p>
      <text:p text:style-name="P6"/>
      <text:p text:style-name="P1"><text:span text:style-name="T1">Step 3:</text:span> <text:s/>Now compile and run the <text:span text:style-name="T2">tryIt3A.cpp</text:span> <text:s/>program, and look at the output it creates. <text:s/>If the actual output from a <text:span text:style-name="T2">cout</text:span> statement matches what you wrote down, just place a checkmark in the “Observed Output” column. <text:s/>If it is not the same, write down the actual output. <text:s/></text:p>
      <text:p text:style-name="P24"/>
      <text:p text:style-name="P4">LAB 3.2 – Review: <text:s/>Finding and Correcting Syntax Errors</text:p>
      <text:p text:style-name="P1"><text:span text:style-name="T1">Step 1:</text:span> <text:s/>Remove <text:span text:style-name="T2">tryIt3A.cpp</text:span> from the project and add the <text:span text:style-name="T2">findErrors.cpp</text:span> program in your <text:span text:style-name="T2">Lab3</text:span> folder to the project. <text:s/>Here is a copy of the source code.</text:p>
      <text:p text:style-name="P6"><text:span text:style-name="T4"><text:s/></text:span><text:span text:style-name="T3">1 // Lab 3 findErrors.cpp<text:line-break/> 2 // This program contains many syntax errors and will not compile.<text:line-break/> 3 // Fix the errors so that it correctly finds the average of the<text:line-break/> 4 // two integers the user enters. <text:line-break/> 5 // PUT YOUR NAME HERE.<text:line-break/> 6 <text:line-break/> 7 #include &lt;iostream&gt;<text:line-break/> 8 using namespace std;<text:line-break/> 9 <text:line-break/>10 int main<text:line-break/>11 <text:s text:c="3"/>Int num1, num2,<text:line-break/>12 <text:s text:c="3"/>double average;<text:line-break/>13 <text:s text:c="3"/><text:line-break/>14 <text:s text:c="3"/>// Input 2 integers<text:line-break/>15 <text:s text:c="3"/>Cout &lt;&lt; "Enter two integers separated by one or more spaces: ";<text:line-break/>16 <text:s text:c="3"/>Cin <text:s/>&lt;&lt; num1, num2;<text:line-break/>17 <text:line-break/>18 <text:s text:c="3"/>Find and display their average<text:line-break/>19 <text:s text:c="3"/>(num1 + num2) / 2 = average;</text:span></text:p>
      <text:p text:style-name="P17">20<text:line-break/>21 <text:s text:c="3"/>Cout &lt;&lt; "\nThe average of these 2 numbers is " &lt;&lt; average &lt;&lt; "endl";<text:line-break/>22 <text:s text:c="3"/><text:line-break/>23 <text:s text:c="3"/>return 0;<text:line-break/></text:p>
      <text:p text:style-name="P27"><text:span text:style-name="T1">Step 2:</text:span> <text:s/>Find and correct all the syntax errors so that the program compiles and correctly finds the average of two entered integers.</text:p>
      <text:p text:style-name="P31"><text:span text:style-name="T1">Step 3:</text:span> <text:s/>Once the program compiles with no errors, test it with the following data. <text:s/>If any answers are wrong, fix the logic error in the program and test it again.</text:p>
      <text:list xml:id="list4062695767" text:style-name="WW8Num3">
        <text:list-item>
          <text:p text:style-name="P40">Run 1: <text:s/>6 <text:s/>8</text:p>
        </text:list-item>
        <text:list-item>
          <text:p text:style-name="P40">Run 2: <text:s/>0 <text:s/>-2</text:p>
        </text:list-item>
        <text:list-item>
          <text:p text:style-name="P40">Run 3: <text:s/>7 <text:s/>8</text:p>
        </text:list-item>
      </text:list>
      <text:p text:style-name="P24"/>
      <text:p text:style-name="P5"><text:span text:style-name="T1">Step 4:</text:span> <text:s/>If your professor asks you to do so, print the final, corrected source code and output to hand in.</text:p>
      <text:p text:style-name="P38">LAB 3.3 – Working with String Input and Type Casting </text:p>
      <text:p text:style-name="P1"><text:span text:style-name="T1">Step 1:</text:span> <text:s/>Remove <text:span text:style-name="T2">findErrors.cpp</text:span> from the project and add the <text:span text:style-name="T2">percentage.cpp</text:span> program in your <text:span text:style-name="T2">Lab3</text:span> folder to the project. <text:s/>Here is a copy of the source code.</text:p>
      <text:p text:style-name="P6"><text:span text:style-name="T6"><text:s/></text:span><text:span text:style-name="T3">1 // Lab 3 percentage.cpp<text:line-break/></text:span><text:span text:style-name="T9"> </text:span><text:span text:style-name="T3">2 // This program will determine the percentage <text:line-break/> 3 // of answers a student got correct on a test.<text:line-break/> 4 // PUT YOUR NAME HERE.<text:line-break/> 5 <text:line-break/> 6 // INCLUDE THE FILE NEEDED TO DO I/O<text:line-break/> 7 // INCLUDE THE FILE NEEDED TO FORMAT OUTPUT<text:line-break/> 8 // INCLUDE THE FILE NEEDED TO USE STRINGS<text:line-break/> 9 using namespace std;<text:line-break/>10 <text:line-break/>11 int main()<text:line-break/>12 {<text:line-break/>13 <text:s text:c="3"/>string name;<text:line-break/>14 <text:s text:c="3"/>int numQuestions,<text:line-break/>15 <text:s text:c="7"/>numCorrect;<text:line-break/>16 <text:s text:c="3"/>double percentage;<text:line-break/>17 <text:s text:c="3"/><text:line-break/>18 <text:s text:c="3"/>// Get student's test data<text:line-break/>19 <text:s text:c="3"/>cout &lt;&lt; "Enter student's first and last name: ";<text:line-break/>20 <text:s text:c="3"/>// WRITE A STATEMENT TO READ THE WHOLE NAME INTO THE name VARIABLE.<text:line-break/>21 <text:s text:c="3"/><text:line-break/>22 <text:s text:c="3"/>cout &lt;&lt; "Number of questions on the test: ";<text:line-break/>23 <text:s text:c="3"/>cin <text:s/>&gt;&gt; numQuestions;<text:line-break/>24 <text:s text:c="3"/>cout &lt;&lt; "Number of answers the student got correct: ";<text:line-break/>25 <text:s text:c="3"/>cin <text:s/>&gt;&gt; numCorrect;<text:line-break/>26 <text:s text:c="3"/><text:line-break/>27 <text:s text:c="3"/>// Compute and display the student's % correct<text:line-break/>28 <text:s text:c="3"/>// WRITE A STATEMENT TO COMPUTE THE % AND ASSIGN THE RESULT TO percentage.<text:line-break/>29 <text:s text:c="3"/><text:line-break/>30 <text:s text:c="3"/>// WRITE STATEMENTS TO DISPLAY THE STUDENT'S NAME AND THEIR TEST <text:line-break/>31 <text:s text:c="3"/>// PERCENTAGE WITH ONE DECIMAL POINT. <text:line-break/>32 <text:s text:c="3"/><text:line-break/>33 <text:s text:c="3"/>return 0;<text:line-break/>34 }</text:span></text:p>
      <text:p text:style-name="P17"/>
      <text:p text:style-name="P6"><text:span text:style-name="T1">Step 2:</text:span> <text:s/>Replace each capitalized comment with C++ code that does what the comment asks you to do. <text:s/>Then compile and run the program. <text:s/>Here is what a sample run should look like:</text:p>
      <text:p text:style-name="P33">Sample Run</text:p>
      <text:p text:style-name="P6"><text:span text:style-name="T3">Enter student's first and last name: </text:span><text:span text:style-name="T5">John Smith</text:span></text:p>
      <text:p text:style-name="P6"><text:span text:style-name="T3">Number of questions on the test: </text:span><text:span text:style-name="T5">40</text:span></text:p>
      <text:p text:style-name="P6"><text:span text:style-name="T3">Number of answers the student got correct: </text:span><text:span text:style-name="T5">31</text:span></text:p>
      <text:p text:style-name="P22"/>
      <text:p text:style-name="P22">John Smith <text:s text:c="3"/>77.5%</text:p>
      <text:p text:style-name="P34"><text:span text:style-name="T1">Step 3:</text:span> <text:s/>Once the program compiles with no errors, test it with the following data. <text:s/>If any answers are wrong, fix the logic error in the program and test it again.</text:p>
      <text:list xml:id="list131603140048010" text:continue-numbering="true" text:style-name="WW8Num3">
        <text:list-item>
          <text:p text:style-name="P41">Run 1: <text:s/><text:span text:style-name="T5">John Smith <text:s text:c="2"/>40 <text:s/>31</text:span></text:p>
        </text:list-item>
        <text:list-item>
          <text:p text:style-name="P41">Run 2: <text:s/><text:span text:style-name="T5">Mary Jones <text:s text:c="2"/>19 <text:s/>20</text:span></text:p>
        </text:list-item>
        <text:list-item>
          <text:p text:style-name="P41">Run 3: <text:s/><text:span text:style-name="T5">Juan Sanchez 11 <text:s/>12</text:span></text:p>
        </text:list-item>
      </text:list>
      <text:p text:style-name="P6"/>
      <text:p text:style-name="P5"><text:soft-page-break/><text:span text:style-name="T11"><text:s/></text:span><text:span text:style-name="T1">Step 4:</text:span> <text:s/>If your professor asks you to do so, print the final, corrected source code and output to hand in.</text:p>
      <text:p text:style-name="P38">LAB 3.4 – Reading Data From a File and Formatting Output (optional)</text:p>
      <text:p text:style-name="P1"><text:span text:style-name="T1">Step 1:</text:span> <text:s/>Remove <text:span text:style-name="T2">percentage.cpp</text:span> from the project and add the <text:span text:style-name="T2">table.cpp</text:span> program in your <text:span text:style-name="T2">Lab3</text:span> folder to the project. <text:s/>Here is a copy of the source code.</text:p>
      <text:p text:style-name="P1"><text:span text:style-name="T4"><text:s/></text:span><text:span text:style-name="T3">1 // Lab 3 table.cpp<text:line-break/> 2 // This program reads data from a file and <text:line-break/> 3 // prints it in a nicely aligned table.<text:line-break/> 4 // PUT YOUR NAME HERE.<text:line-break/> 5 <text:line-break/> 6 #include &lt;iostream&gt;<text:line-break/> 7 // INCLUDE THE FILE NEEDED TO USE FILES.<text:line-break/> 8 // INCLUDE THE FILE NEEDED TO FORMAT OUTPUT.<text:line-break/> 9 // INCLUDE THE FILE NEEDED TO USE STRINGS.<text:line-break/>10 using namespace std;<text:line-break/>11 <text:line-break/>12 int main()<text:line-break/>13 {<text:line-break/>14 <text:s text:c="3"/>string code, <text:s text:c="11"/>// Item code of an inventory item<text:line-break/>15 <text:s text:c="10"/>description; <text:s text:c="4"/>// Description of an inventory item<text:line-break/>16 <text:s text:c="3"/>int quantity; <text:s text:c="10"/>// Quantity in stock of an inventory item<text:line-break/>17 <text:s text:c="3"/><text:line-break/>18 <text:s text:c="3"/>ifstream dataIn; <text:s text:c="7"/>// Define an input file stream object<text:line-break/>19 <text:s text:c="3"/><text:line-break/>20 <text:s text:c="3"/>// WRITE A STATEMENT TO OPEN THE table.dat FILE THAT WILL BE <text:line-break/>21 <text:s text:c="3"/>// ACCESSED THROUGH THE dataIn FILE STREAM OBJECT. <text:line-break/>22 <text:s text:c="3"/><text:line-break/>23 <text:s text:c="3"/>// Print table heading<text:line-break/>24 <text:s text:c="3"/>cout &lt;&lt; " <text:s text:c="4"/>Warehouse Inventory <text:s text:c="5"/>\n";<text:line-break/>25 <text:s text:c="3"/>cout &lt;&lt; "==============================\n\n";<text:line-break/>26 <text:s text:c="3"/>cout &lt;&lt; "Item <text:s text:c="7"/>Item <text:s text:c="9"/>Item\n";<text:line-break/>27 <text:s text:c="3"/>cout &lt;&lt; "Code <text:s text:c="4"/>Description <text:s text:c="6"/>Qty\n\n";<text:line-break/>28 <text:s text:c="3"/><text:line-break/>29 <text:s text:c="3"/>// Read in five data records and display them<text:line-break/>30 <text:s text:c="3"/>dataIn &gt;&gt; code &gt;&gt; description &gt;&gt; quantity; <text:s text:c="7"/>// Record 1<text:line-break/>31 <text:s text:c="3"/>cout <text:s text:c="2"/>&lt;&lt; code &lt;&lt; description &lt;&lt; quantity &lt;&lt; endl;<text:line-break/>32 <text:s text:c="3"/><text:line-break/>33 <text:s text:c="3"/>// REPEAT THE ABOVE CODE FOR RECORDS 2 THROUGH 5.<text:line-break/>34 <text:s text:c="3"/><text:line-break/>35 <text:s text:c="3"/>// Close the file<text:line-break/>36 <text:s text:c="3"/>// WRITE A STATEMENT TO CLOSE THE DATA FILE.<text:line-break/>37 <text:s text:c="3"/><text:line-break/>38 <text:s text:c="3"/>return 0;<text:line-break/>39 }</text:span></text:p>
      <text:p text:style-name="P1"><text:span text:style-name="T1">Step 2:</text:span> <text:s/>Make sure the <text:span text:style-name="T2">table.dat</text:span> file is in your project folder. <text:s/>If not, copy it there now.</text:p>
      <text:p text:style-name="P1"><text:span text:style-name="T1">Step 3:</text:span> <text:s/>Replace each capitalized comment with C++ code that does what the comment asks you to do. <text:s/>Then compile and run the program.</text:p>
      <text:p text:style-name="P1"><text:span text:style-name="T1">Step 4: <text:s/></text:span>The program should produce 5 lines of output under the table heading, but because it is not yet formatted, the columns do not align as they should. Add format statements to your five <text:span text:style-name="T2">cout</text:span> statements so that the item code is followed by 3 blanks, item description prints left justified in a field width of 14, and item quantity prints right justified in a field width of 7. If you do this correctly, all columns will align as they should under the column headings.</text:p>
      <text:p text:style-name="P5"><text:soft-page-break/><text:span text:style-name="T1">Step 5:</text:span><text:span text:style-name="T3"> </text:span>If your professor asks you to do so, print the final, source code and formatted output to hand in. <text:s/></text:p>
      <text:p text:style-name="P25">LAB 3.5 – Complete Program </text:p>
      <text:p text:style-name="P35"><text:span text:style-name="T1">Step 1:</text:span> <text:s/>Remove <text:span text:style-name="T2">table.cpp</text:span> from the project and add the <text:span text:style-name="T2">icecream.cpp</text:span> program in your <text:span text:style-name="T2">Lab3</text:span> folder to the project. <text:s/>This file contains just a program shell in which you will write all the programming statements needed to complete the program. <text:s text:c="2"/>Here is a copy of the current contents of <text:span text:style-name="T2">icecream.cpp</text:span>.</text:p>
      <text:p text:style-name="P6"><text:span text:style-name="T4"><text:s/></text:span><text:span text:style-name="T3">1 // Lab 3 icecream.cpp <text:line-break/></text:span><text:span text:style-name="T10"> </text:span><text:span text:style-name="T3">2 // WRITE A COMMENT BRIEFLY DESCRIBING THE PROGRAM. <text:line-break/> 3 // PUT YOUR NAME HERE.<text:line-break/> 4 // INCLUDE ANY NEEDED FILES HERE.</text:span></text:p>
      <text:p text:style-name="P6"><text:span text:style-name="T4"><text:s/></text:span><text:span text:style-name="T3">5 using namespace std;<text:line-break/> 6 <text:line-break/> 7 int main()<text:line-break/> 8 { <text:s/><text:line-break/> 9 <text:s text:c="3"/>// DEFINE NAMED CONSTANTS HERE TO HOLD THE PRICES OF THE 3 <text:line-break/>10 <text:s text:c="3"/>// SIZES OF ICE CREAM CONES. GIVE EACH ONE A DESCRIPTIVE<text:line-break/>11 <text:s text:c="3"/>// NAME AND AN APPROPRIATE DATA TYPE. <text:line-break/>12 <text:s text:c="3"/><text:line-break/>13 <text:s text:c="3"/>// DECLARE ALL NEEDED VARIABLES HERE. GIVE EACH ONE A DESCRIPTIVE<text:line-break/>14 <text:s text:c="3"/>// NAME AND AN APPROPRIATE DATA TYPE. <text:line-break/>15 <text:s text:c="3"/><text:line-break/>16 <text:s text:c="3"/>// WRITE STATEMENTS HERE TO PROMPT FOR AND INPUT THE INFORMATION<text:line-break/>17 <text:s text:c="3"/>// THE PROGRAM NEEDS TO GET FROM THE USER.<text:line-break/>18 <text:s text:c="3"/><text:line-break/>19 <text:s text:c="3"/>// WRITE STATEMENTS HERE TO PERFORM ALL NEEDED COMPUTATIONS <text:s/><text:line-break/>20 <text:s text:c="3"/>// AND ASSIGN THE RESULTS TO VARIABLES.<text:line-break/>21 <text:s text:c="3"/><text:line-break/>22 <text:s text:c="3"/>// WRITE STATEMENTS HERE TO DISPLAY THE REQUESTED INFORMATION.<text:line-break/>23 <text:s text:c="6"/><text:line-break/>24 <text:s text:c="3"/>return 0;</text:span></text:p>
      <text:p text:style-name="P36">25 }</text:p>
      <text:p text:style-name="P1"><text:span text:style-name="T1">Step 2:</text:span> <text:s/>Design and implement the <text:span text:style-name="T2">icecream.cpp</text:span> program so that it correctly meets the program specifications given below. <text:s/>You may find it helpful to use pseudocode to work out the program logic before you begin coding the program in C++.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>Specifications:</text:p>
            <text:p text:style-name="P1">The DeLIGHTful <text:s/>Ices Company sells delicious but low-cal <text:span text:style-name="T12">“light” </text:span>ice cream cones in 3 sizes and prices:</text:p>
            <text:p text:style-name="P17">DeLIGHTful <text:s text:c="4"/>(1 scoop) <text:s/>1.49</text:p>
            <text:p text:style-name="P17">Double DeLIGHT (2 scoops) 2.49 </text:p>
            <text:p text:style-name="P17">Triple DeLIGHT (3 scoops) 3.49</text:p>
            <text:p text:style-name="P32">Write a program that prompts the user to enter the number of each cone type sold that day, and then computes and displays a daily sales report that includes the following nicely formatted and labeled information.</text:p>
            <text:list xml:id="list171186571" text:style-name="WW8Num2">
              <text:list-item>
                <text:p text:style-name="P43">Number of cones sold of each type </text:p>
              </text:list-item>
              <text:list-item>
                <text:p text:style-name="P42">Total sales $ of each type </text:p>
              </text:list-item>
              <text:list-item>
                <text:p text:style-name="P42">Total number of cones sold</text:p>
              </text:list-item>
              <text:list-item>
                <text:p text:style-name="P42">Total sales $ of all cones sold</text:p>
              </text:list-item>
            </text:list>
          </table:table-cell>
          <table:table-cell table:style-name="Table3.B1" office:value-type="string">
            <text:p text:style-name="P3">Sample Run</text:p>
            <text:p text:style-name="P6"><text:span text:style-name="T3">Number of single scoop cones sold: </text:span><text:span text:style-name="T5">220</text:span></text:p>
            <text:p text:style-name="P6"><text:span text:style-name="T3">Number of double scoop cones sold: </text:span><text:span text:style-name="T5">414</text:span></text:p>
            <text:p text:style-name="P6"><text:span text:style-name="T3">Number of triple scoop cones sold: </text:span><text:span text:style-name="T5">66</text:span></text:p>
            <text:p text:style-name="P17"/>
            <text:p text:style-name="P17">DeLIGHTful cones <text:s text:c="6"/>220 <text:s text:c="2"/>$ 327.80 </text:p>
            <text:p text:style-name="P17">Double DeLIGHT cones <text:s text:c="2"/>414 <text:s text:c="2"/>$1030.86</text:p>
            <text:p text:style-name="P17">Triple DeLIGHT cones <text:s text:c="3"/>66 <text:s text:c="2"/>$ 230.34</text:p>
            <text:p text:style-name="P2">Total <text:s text:c="17"/>700 <text:s text:c="2"/>$1589.00</text:p>
            <text:p text:style-name="P17"/>
          </table:table-cell>
        </table:table-row>
      </table:table>
      <text:p text:style-name="P37"><text:span text:style-name="T1">Step 3:</text:span> <text:s/>Once you have your program working, test it with the data given in the sample run above and with one other good test case of your own.</text:p>
      <text:p text:style-name="P27"><text:soft-page-break/><text:span text:style-name="T1">Step 4:</text:span> <text:s/>Print a copy of the source code and the output of both runs to hand in to your professor. <text:span text:style-name="T3"><text:tab/> <text:s text:c="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2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3z0" style:family="text">
      <style:text-properties style:font-name="Symbol" fo:font-family="Symbol" style:font-family-generic="decorative" style:font-pitch="variable" style:font-charset="x-symbol" fo:font-size="10pt" style:font-size-asian="10pt" style:font-name-complex="Symbol" style:font-family-complex="Symbol" style:font-family-generic-complex="decorative" style:font-pitch-complex="variable" style:font-charset-complex="x-symbol" style:font-size-complex="10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209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.0209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209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.0209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209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.0209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209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.0209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20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252in" fo:margin-bottom="0.6874in" fo:margin-left="1in" fo:margin-right="0.7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dc:description/>
    <meta:initial-creator>Judy C. Walters</meta:initial-creator>
    <meta:creation-date>2007-08-17T19:43:00</meta:creation-date>
    <dc:date>2018-09-21T17:27:47.926249375</dc:date>
    <meta:editing-cycles>42</meta:editing-cycles>
    <meta:editing-duration>PT4H30M55S</meta:editing-duration>
    <meta:generator>LibreOffice/6.0.3.2$Linux_X86_64 LibreOffice_project/00m0$Build-2</meta:generator>
    <meta:document-statistic meta:table-count="3" meta:image-count="0" meta:object-count="0" meta:page-count="8" meta:paragraph-count="97" meta:word-count="1819" meta:character-count="9849" meta:non-whitespace-character-count="7539"/>
  </office:meta>
</office:document-meta>
</file>